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1c7be6" officeooo:paragraph-rsid="001b7218"/>
    </style:style>
    <style:style style:name="P5" style:family="paragraph" style:parent-style-name="Standard">
      <style:text-properties officeooo:rsid="0021a0c1" officeooo:paragraph-rsid="0021a0c1"/>
    </style:style>
    <style:style style:name="T1" style:family="text">
      <style:text-properties officeooo:rsid="001b5971"/>
    </style:style>
    <style:style style:name="T2" style:family="text">
      <style:text-properties officeooo:rsid="001b7218"/>
    </style:style>
    <style:style style:name="T3" style:family="text">
      <style:text-properties officeooo:rsid="001c7be6"/>
    </style:style>
    <style:style style:name="T4" style:family="text">
      <style:text-properties officeooo:rsid="001fbaf1"/>
    </style:style>
    <style:style style:name="T5" style:family="text">
      <style:text-properties officeooo:rsid="0021b7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p text:style-name="P2">Figurensatz: </text:p>
      <text:p text:style-name="P2"/>
      <text:p text:style-name="P3">- Soldat 1: <text:span text:style-name="T4">Revan Vanidi Sipar </text:span>Ein junger Mann aus der Garde Alistairs der von Kails Tod weiß.</text:p>
      <text:p text:style-name="P3">- Soldat 2: Älter, erfahrener, bei dem man sich nicht sicher ist, ob er Kails Tod tatsächlich leugnet, oder nur versucht die Moral aufrecht zu halten.</text:p>
      <text:p text:style-name="P4">- Eine Ältere Frau aus der Versorgungseinheit, die an Kails Tod zu verzweifeln scheint.</text:p>
      <text:p text:style-name="P3">- <text:span text:style-name="T3">Der Schmied: Ein alter Rebell, der davon überzeugt ist, dass er hier und jetzt sterben wird und daher so viele der Weißröcke mitnehmen will wie nur möglich.</text:span></text:p>
      <text:p text:style-name="P3">- <text:span text:style-name="T3">Ein Bewahrer, der erklärt, dass die Weißröcke nichts dafür können, man müsse die Kommandoführenden Magier erwischen.</text:span></text:p>
      <text:p text:style-name="P2"/>
      <text:p text:style-name="P2"><text:span text:style-name="T1">S</text:span>etting: <text:span text:style-name="T2">Angriff der Weißröcke auf die Vollversammlung der Rebellen. Eine, am Rand der Schlacht gelegene Wachstation, im Haus des Schmiedes.</text:span></text:p>
      <text:p text:style-name="P2"/>
      <text:p text:style-name="P2">Pointe: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p text:style-name="P3"/>
      <text:p text:style-name="P5">Die Luft schmeckte metallisch, als ob einem ein alter Pfennig im Halse stecken würde. Vor dem notdürftig zugenagelten Fenster lagen Staubwolken wie Nebelschwaden in den Gassen und vom Wald her erklang trügerisches Vogelgezwitscher. Das Getier hatte sich an die im Unterholz lauernden Eindringlinge gewöhnt und lockte nun mit fröhlichen Melodien die Menschen zu tödlichem Leichtsinn. In der Hütte herrschte Stille. Selbst die junge Alva, die neben ihrer Großmutter hockte, hatte aufgehört ihrem Johle nachzuweinen. </text:p>
      <text:p text:style-name="P5"/>
      <text:p text:style-name="P5">Raheem schloss die Faust fester um den Kolben der Armbrust. Durch den schmalen Schlitz sah <text:s/>er nichts, worauf er hätte schießen können, trotzdem wollte er den Abzug drücken. Nur um das Schwirren des Bolzens zu hören, um dieser Ohrenbetäubenden Stille zu entkommen und zu beweisen, dass dies hier nicht das Ende aller Dinge war.</text:p>
      <text:p text:style-name="P5"/>
      <text:p text:style-name="P5">Natürlich tat er es nicht. Seit zwei Jahrzehnten war er beim Schwarzen Orden, als Soldat, den für was anderes hatte es ihm damals an Verstand gefehlt. Doch es war nicht so geblieben, Raheem hatte gelernt, war seit acht Jahren Offizier <text:span text:style-name="T5">und er wusste, dass man keinen Bolzen verschwendete nur weil es einen juckte. </text:span></text:p>
      <text:p text:style-name="P5"/>
      <text:p text:style-name="P5">„<text:span text:style-name="T5">Ist er wirklich tot?“, fragte die Großmutter zum zehnten mal.</text:span></text:p>
      <text:p text:style-name="P5">„<text:span text:style-name="T5">Ruhmreich gefallen“, wiederholte Revan Vanidi Sipar ebenfals zum zehnten mal, doch die Lüge hörte man immer noch heraus. Raheem war sich nicht sicher, ob die anderen es auch hörten, doch wenn wusste er, dass sie an dem „gefallen“ zweifelten. Was blieb ihnen übr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2.2.0$Linux_X86_64 LibreOffice_project/40m0$Build-2</meta:generator>
    <dc:date>2017-11-02T15:16:27.106549151</dc:date>
    <meta:editing-duration>PT7H55S</meta:editing-duration>
    <meta:editing-cycles>5</meta:editing-cycles>
    <meta:document-statistic meta:table-count="0" meta:image-count="0" meta:object-count="0" meta:page-count="1" meta:paragraph-count="14" meta:word-count="488" meta:character-count="3068" meta:non-whitespace-character-count="2589"/>
  </office:meta>
</office:document-meta>
</file>